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04b190" officeooo:paragraph-rsid="0004b190"/>
    </style:style>
    <style:style style:name="P2" style:family="paragraph" style:parent-style-name="Standard">
      <style:text-properties officeooo:rsid="0004b190" officeooo:paragraph-rsid="00063a80"/>
    </style:style>
    <style:style style:name="P3" style:family="paragraph" style:parent-style-name="Standard">
      <style:text-properties style:font-name="Times New Roman1" officeooo:rsid="0004b190" officeooo:paragraph-rsid="0004b190"/>
    </style:style>
    <style:style style:name="P4" style:family="paragraph" style:parent-style-name="Standard">
      <style:text-properties style:font-name="Liberation Mono" officeooo:rsid="0004b190" officeooo:paragraph-rsid="0004b190"/>
    </style:style>
    <style:style style:name="P5" style:family="paragraph" style:parent-style-name="Standard">
      <style:text-properties style:font-name="Liberation Mono" officeooo:rsid="0004b190" officeooo:paragraph-rsid="00063a80"/>
    </style:style>
    <style:style style:name="P6" style:family="paragraph" style:parent-style-name="Standard">
      <style:text-properties fo:color="#000080" style:font-name="Liberation Mono" officeooo:rsid="0004b190" officeooo:paragraph-rsid="0004b190"/>
    </style:style>
    <style:style style:name="P7" style:family="paragraph" style:parent-style-name="Standard">
      <style:text-properties fo:color="#000000" style:font-name="Liberation Mono" officeooo:rsid="0004b190" officeooo:paragraph-rsid="0004b190"/>
    </style:style>
    <style:style style:name="P8" style:family="paragraph" style:parent-style-name="Standard">
      <style:text-properties fo:color="#000000" style:font-name="Liberation Mono" fo:font-size="16pt" officeooo:rsid="0004b190" officeooo:paragraph-rsid="0004b190" style:font-size-asian="16pt" style:font-size-complex="16pt"/>
    </style:style>
    <style:style style:name="P9" style:family="paragraph" style:parent-style-name="Standard">
      <style:text-properties fo:color="#008000" style:font-name="Liberation Mono" officeooo:rsid="0004b190" officeooo:paragraph-rsid="0004b190"/>
    </style:style>
    <style:style style:name="P10" style:family="paragraph" style:parent-style-name="Standard">
      <style:text-properties officeooo:rsid="00063a80" officeooo:paragraph-rsid="00063a80"/>
    </style:style>
    <style:style style:name="P11" style:family="paragraph" style:parent-style-name="Standard">
      <style:text-properties style:font-name="Arial" officeooo:rsid="0004b190" officeooo:paragraph-rsid="0004b190"/>
    </style:style>
    <style:style style:name="P12" style:family="paragraph" style:parent-style-name="Standard">
      <style:paragraph-properties fo:text-align="center" style:justify-single-word="false" fo:break-before="page"/>
      <style:text-properties fo:color="#000000" style:font-name="Liberation Mono" fo:font-weight="bold" officeooo:rsid="0004b190" officeooo:paragraph-rsid="0004b190" style:font-weight-asian="bold" style:font-weight-complex="bold"/>
    </style:style>
    <style:style style:name="P13" style:family="paragraph" style:parent-style-name="Standard">
      <style:text-properties style:font-name="Liberation Mono" officeooo:rsid="0004b190" officeooo:paragraph-rsid="00063a80"/>
    </style:style>
    <style:style style:name="P14" style:family="paragraph" style:parent-style-name="Standard">
      <style:text-properties style:font-name="Arial" officeooo:rsid="00063a80" officeooo:paragraph-rsid="0004b190"/>
    </style:style>
    <style:style style:name="P15" style:family="paragraph" style:parent-style-name="Standard">
      <style:text-properties fo:color="#000000" style:font-name="Liberation Mono" fo:font-size="16pt" officeooo:rsid="0004b190" officeooo:paragraph-rsid="0004b190" style:font-size-asian="16pt" style:font-size-complex="16pt"/>
    </style:style>
    <style:style style:name="P16" style:family="paragraph" style:parent-style-name="Heading_20_2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4pt" style:font-size-asian="14pt" style:font-size-complex="14pt"/>
    </style:style>
    <style:style style:name="T3" style:family="text">
      <style:text-properties style:font-name="Liberation Mono" officeooo:rsid="00063a80"/>
    </style:style>
    <style:style style:name="T4" style:family="text">
      <style:text-properties fo:color="#008000"/>
    </style:style>
    <style:style style:name="T5" style:family="text">
      <style:text-properties fo:color="#ff0000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000080"/>
    </style:style>
    <style:style style:name="T8" style:family="text">
      <style:text-properties officeooo:rsid="00063a80"/>
    </style:style>
    <style:style style:name="T9" style:family="text">
      <style:text-properties style:font-name="Arial" officeooo:rsid="00063a80"/>
    </style:style>
    <style:style style:name="T10" style:family="text">
      <style:text-properties fo:font-weight="bold" officeooo:rsid="00063a8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Exercise: <text:s/>Write a 'grep' function</text:h>
      <text:p text:style-name="P10"/>
      <text:p text:style-name="P1">1. Accept this Github assignment: <text:span text:style-name="T2">https://classroom.github.com/a/wgni7xhE</text:span></text:p>
      <text:p text:style-name="P1"/>
      <text:p text:style-name="P2">2. <text:span text:style-name="T8">Create a file</text:span> <text:span text:style-name="T1">grep.py</text:span> <text:span text:style-name="T8">in</text:span> this repository. <text:s/>Write this function</text:p>
      <text:p text:style-name="P2"/>
      <text:p text:style-name="P5">grep( string, filename)</text:p>
      <text:p text:style-name="P5"><text:s text:c="4"/>"""Print each line <text:span text:style-name="T8">in</text:span> a file that contains the string.</text:p>
      <text:p text:style-name="P5"><text:s text:c="7"/></text:p>
      <text:p text:style-name="P5"><text:s text:c="7"/>:param string: is the string to search for</text:p>
      <text:p text:style-name="P5"><text:s text:c="7"/>:param filename: name of a file</text:p>
      <text:p text:style-name="P5"><text:s text:c="4"/>"""</text:p>
      <text:p text:style-name="P1"/>
      <text:p text:style-name="P1">3. Commit &amp; push your code</text:p>
      <text:p text:style-name="P4"><text:s text:c="4"/>git add grep.py</text:p>
      <text:p text:style-name="P4"><text:s text:c="4"/>git commit -m "add grep utility"</text:p>
      <text:p text:style-name="P4"><text:s text:c="4"/>git push</text:p>
      <text:p text:style-name="P4"/>
      <text:p text:style-name="P1"/>
      <text:p text:style-name="P11">Hints:</text:p>
      <text:p text:style-name="P2">1. To open a file use: <text:s text:c="2"/></text:p>
      <text:p text:style-name="P5"><text:s text:c="2"/>file = open("filename", "r") <text:s/># or open("filename")</text:p>
      <text:p text:style-name="P5"/>
      <text:p text:style-name="P3">2. To check if a line <text:span text:style-name="T8">(string) </text:span>contains a <text:span text:style-name="T8">substring anywhere in the string</text:span>, use this:</text:p>
      <text:p text:style-name="P4"><text:s text:c="5"/>import re</text:p>
      <text:p text:style-name="P4"><text:s text:c="5"/>if re.search(string, line):</text:p>
      <text:p text:style-name="P4"><text:s text:c="9"/><text:span text:style-name="T4"># the line contains the string</text:span></text:p>
      <text:p text:style-name="P4"><text:s text:c="2"/><text:span text:style-name="T9">You can also use </text:span><text:span text:style-name="T3">string.index(substring)</text:span><text:span text:style-name="T9"> but that will raise exception if the substring is not found.</text:span></text:p>
      <text:p text:style-name="P14"/>
      <text:p text:style-name="P6"><text:span text:style-name="T10">Try it</text:span>: for one of your Python files containing <text:span text:style-name="T8">some </text:span>code, do:</text:p>
      <text:p text:style-name="P9"/>
      <text:p text:style-name="P6">&gt;&gt;&gt; grep("def", "somefile.py")</text:p>
      <text:p text:style-name="P6"/>
      <text:p text:style-name="P6">Example:</text:p>
      <text:p text:style-name="P6"/>
      <text:p text:style-name="P6">&gt;&gt;&gt; grep("def", "wallet.py")</text:p>
      <text:p text:style-name="P7"><text:s text:c="4"/>def __init__(self):</text:p>
      <text:p text:style-name="P7"><text:s text:c="4"/>def deposit(self, *items):</text:p>
      <text:p text:style-name="P7"><text:s text:c="4"/>def balance(self, currency: str) -&gt; Money:</text:p>
      <text:p text:style-name="P7"><text:s text:c="4"/>def is_empty(self) -&gt; bool:</text:p>
      <text:p text:style-name="P7"><text:s text:c="4"/>def get_items(self):</text:p>
      <text:p text:style-name="P7"><text:s text:c="4"/>def withdraw(self, amount: Money):</text:p>
      <text:p text:style-name="P7"><text:s text:c="4"/>def withdraw_from(amount, items:):</text:p>
      <text:p text:style-name="P7"/>
      <text:p text:style-name="P7"/>
      <text:p text:style-name="P7"/>
      <text:p text:style-name="P12">Solution</text:p>
      <text:p text:style-name="P7"/>
      <text:p text:style-name="P8">import re</text:p>
      <text:p text:style-name="P8"/>
      <text:p text:style-name="P8"/>
      <text:p text:style-name="P8">def grep(string, filename, linenum=False):</text:p>
      <text:p text:style-name="P8"><text:s text:c="4"/>with open(filename, "r") as file:</text:p>
      <text:p text:style-name="P8"><text:s text:c="8"/><text:span text:style-name="T6">all_lines = file.readlines()</text:span></text:p>
      <text:p text:style-name="P8"/>
      <text:p text:style-name="P8"><text:s text:c="4"/><text:span text:style-name="T4"># iterate over lines in the file</text:span></text:p>
      <text:p text:style-name="P8"><text:s text:c="4"/>for line in <text:span text:style-name="T5">all_lines</text:span>:</text:p>
      <text:p text:style-name="P8"><text:s text:c="8"/>if re.search(string, line):</text:p>
      <text:p text:style-name="P8"><text:s text:c="12"/>print(line)</text:p>
      <text:p text:style-name="P8"/>
      <text:p text:style-name="P8"><text:s text:c="4"/>with open(filename, "r") as file:</text:p>
      <text:p text:style-name="P8"><text:s text:c="8"/></text:p>
      <text:p text:style-name="P8"><text:s text:c="7"/><text:span text:style-name="T4"># iterate over each line in the file</text:span></text:p>
      <text:p text:style-name="P8"><text:s text:c="7"/>for line in <text:span text:style-name="T5">file</text:span>:</text:p>
      <text:p text:style-name="P8"><text:s text:c="11"/>if re.search(string, line):</text:p>
      <text:p text:style-name="P8"><text:s text:c="15"/>print(line)</text:p>
      <text:p text:style-name="P8"/>
      <text:p text:style-name="P8">Example: check if the word "fatalaijon" is in the dictionary (a really big dictionary).</text:p>
      <text:p text:style-name="P8"/>
      <text:p text:style-name="P8"/>
      <text:p text:style-name="P8">What about Capital Letters?</text:p>
      <text:p text:style-name="P8">Answer: "re.search" searches for a regular expression, so if you want so search for capital letters do this:</text:p>
      <text:p text:style-name="P8"/>
      <text:p text:style-name="P8">grep("[Ww]allet", "wallet.py")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size-asian="12pt" style:font-name-complex="Kinnari1" style:font-family-complex="Kinna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09:51:29.348582392</meta:creation-date>
    <dc:date>2022-06-01T10:08:53.059526972</dc:date>
    <meta:editing-duration>PT4H1M4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1" meta:word-count="256" meta:character-count="1842" meta:non-whitespace-character-count="1445"/>
  </office:meta>
</office:document-meta>
</file>